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0e897" officeooo:paragraph-rsid="0010e89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29eb5" officeooo:paragraph-rsid="00129eb5" style:font-size-asian="31.5pt" style:font-weight-asian="bold" style:font-size-complex="3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0e897" officeooo:paragraph-rsid="0010e897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34eca" officeooo:paragraph-rsid="00134eca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34eca" officeooo:paragraph-rsid="00145b25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34eca" officeooo:paragraph-rsid="0016a5d2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34eca" officeooo:paragraph-rsid="0018a01e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34eca" officeooo:paragraph-rsid="00191179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45b25" officeooo:paragraph-rsid="00145b25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6a5d2" officeooo:paragraph-rsid="0016a5d2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6a5d2" officeooo:paragraph-rsid="0018a01e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6a5d2" officeooo:paragraph-rsid="00191179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91179" officeooo:paragraph-rsid="00191179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34eca" officeooo:paragraph-rsid="00134eca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style:text-underline-style="none" fo:font-weight="bold" officeooo:rsid="0016a5d2" officeooo:paragraph-rsid="0016a5d2" style:font-size-asian="15.75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34eca" officeooo:paragraph-rsid="00134eca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34eca" officeooo:paragraph-rsid="00145b25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34eca" officeooo:paragraph-rsid="0016a5d2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34eca" officeooo:paragraph-rsid="00191179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45b25" officeooo:paragraph-rsid="00145b25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45b25" officeooo:paragraph-rsid="00155775" style:font-size-asian="15.75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a5d2" officeooo:paragraph-rsid="0016a5d2" style:font-size-asian="15.75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a5d2" officeooo:paragraph-rsid="0018a01e" style:font-size-asian="15.75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8a01e" officeooo:paragraph-rsid="0018a01e" style:font-size-asian="15.75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91179" officeooo:paragraph-rsid="00191179" style:font-size-asian="15.75pt" style:font-weight-asian="normal" style:font-size-complex="18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145b25"/>
    </style:style>
    <style:style style:name="T4" style:family="text">
      <style:text-properties officeooo:rsid="00155775"/>
    </style:style>
    <style:style style:name="T5" style:family="text">
      <style:text-properties officeooo:rsid="0016a5d2"/>
    </style:style>
    <style:style style:name="T6" style:family="text">
      <style:text-properties officeooo:rsid="0018a01e"/>
    </style:style>
    <style:style style:name="T7" style:family="text">
      <style:text-properties officeooo:rsid="001911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TING IPA SERVER ON CENTOS</text:p>
      <text:p text:style-name="P1"/>
      <text:p text:style-name="P2">[centralized authentication system]</text:p>
      <text:p text:style-name="P2"/>
      <text:p text:style-name="P3"/>
      <text:p text:style-name="P3"/>
      <text:p text:style-name="P4">steps for installing ipa server:</text:p>
      <text:p text:style-name="P4"/>
      <text:p text:style-name="P4"/>
      <text:p text:style-name="P4">step1:<text:span text:style-name="T1"> setting up a static ip address for the server and the host</text:span></text:p>
      <text:p text:style-name="P4"><text:span text:style-name="T1"><text:tab/></text:span><text:span text:style-name="T2">1)In this lab the server address is 192.168.0.6</text:span></text:p>
      <text:p text:style-name="P4"><text:span text:style-name="T2"><text:tab/><text:tab/>and the client address is 192.168.0.8 </text:span></text:p>
      <text:p text:style-name="P4"><text:span text:style-name="T2"/></text:p>
      <text:p text:style-name="P4"><text:span text:style-name="T2"><text:tab/>[see the ip address section for the process of giving a static </text:span></text:p>
      <text:p text:style-name="P4"><text:span text:style-name="T2"><text:tab/>ip address]</text:span></text:p>
      <text:p text:style-name="P4"><text:span text:style-name="T2"/></text:p>
      <text:p text:style-name="P4">step2: <text:span text:style-name="T1"><text:s/>set a static host name of the server using ‘hostnamectl’ command</text:span></text:p>
      <text:p text:style-name="P4"><text:span text:style-name="T1">[server]</text:span></text:p>
      <text:p text:style-name="P4"><text:span text:style-name="T2">1) =&gt; hostnamectl set-hostname “ipa.test.system”</text:span></text:p>
      <text:p text:style-name="P4"><text:span text:style-name="T2">2) =&gt; exec bash</text:span></text:p>
      <text:p text:style-name="P4"><text:span text:style-name="T2"/></text:p>
      <text:p text:style-name="P4"><text:span text:style-name="T1">[client]</text:span></text:p>
      <text:p text:style-name="P4"><text:span text:style-name="T1"/></text:p>
      <text:p text:style-name="P4"><text:soft-page-break/><text:span text:style-name="T2">1) =&gt; hostnamectl set-hostname “client1.test.system”</text:span></text:p>
      <text:p text:style-name="P4"><text:span text:style-name="T2">2) =&gt; exec bash</text:span></text:p>
      <text:p text:style-name="P4"><text:span text:style-name="T2"/></text:p>
      <text:p text:style-name="P4">step3: <text:s/>edit the “/etc/hosts” of the client</text:p>
      <text:p text:style-name="P4"/>
      <text:p text:style-name="P16">=&gt; vim /etc/hosts</text:p>
      <text:p text:style-name="P16">[add this line </text:p>
      <text:p text:style-name="P16"><text:tab/>192.168..0.8 client1.test.system client1</text:p>
      <text:p text:style-name="P16"><text:tab/>192.168.0.6 ipa.test.system ipa</text:p>
      <text:p text:style-name="P16">]</text:p>
      <text:p text:style-name="P14"/>
      <text:p text:style-name="P5">step<text:span text:style-name="T3">4</text:span>: <text:s/><text:span text:style-name="T3">test with ping commnad</text:span></text:p>
      <text:p text:style-name="P17"/>
      <text:p text:style-name="P20">1)=&gt; ping client1.test.system</text:p>
      <text:p text:style-name="P20">2)=&gt; ping ipa.test.system</text:p>
      <text:p text:style-name="P20"/>
      <text:p text:style-name="P5">step<text:span text:style-name="T3">5</text:span>: <text:s/><text:span text:style-name="T3">update the server repository</text:span></text:p>
      <text:p text:style-name="P5"/>
      <text:p text:style-name="P20">1) =&gt;yum update -y</text:p>
      <text:p text:style-name="P20"/>
      <text:p text:style-name="P5">step<text:span text:style-name="T3">6</text:span>: <text:span text:style-name="T3">install “free-ipa” packages in client machine</text:span></text:p>
      <text:p text:style-name="P5"><text:span text:style-name="T2"/></text:p>
      <text:p text:style-name="P9"><text:span text:style-name="T2">[client]</text:span></text:p>
      <text:p text:style-name="P20">1) =&gt; yum install freeipa-client -y</text:p>
      <text:p text:style-name="P20"/>
      <text:p text:style-name="P20"/>
      <text:p text:style-name="P5">step<text:span text:style-name="T3">7</text:span>: <text:span text:style-name="T3">install “free-Ipa” packages in server machine</text:span></text:p>
      <text:p text:style-name="P5"><text:span text:style-name="T2"/></text:p>
      <text:p text:style-name="P9"><text:span text:style-name="T2">[server]</text:span></text:p>
      <text:p text:style-name="P20">1) =&gt; yum install ipa-server ipa-server-dns -y </text:p>
      <text:p text:style-name="P14"/>
      <text:p text:style-name="P14"/>
      <text:p text:style-name="P5"><text:soft-page-break/>step<text:span text:style-name="T5">8</text:span>: <text:span text:style-name="T3">install IPA server in server machine</text:span></text:p>
      <text:p text:style-name="P5"><text:span text:style-name="T2"/></text:p>
      <text:p text:style-name="P9"><text:span text:style-name="T2">[server]</text:span></text:p>
      <text:p text:style-name="P20">1) =&gt; ipa-server-install</text:p>
      <text:p text:style-name="P20"/>
      <text:p text:style-name="P20"/>
      <text:p text:style-name="P20"><text:tab/><text:tab/><text:span text:style-name="T5">8</text:span>-1: Do you want to configure integreted DNS? </text:p>
      <text:p text:style-name="P20"><text:tab/><text:tab/><text:tab/>=&gt;yes</text:p>
      <text:p text:style-name="P20"><text:tab/><text:tab/><text:span text:style-name="T5">8</text:span>-<text:span text:style-name="T4">2</text:span>: Server Host name [ipa.test.system] </text:p>
      <text:p text:style-name="P20"><text:tab/><text:tab/><text:tab/>=&gt;[Enter]</text:p>
      <text:p text:style-name="P20"><text:tab/><text:tab/><text:span text:style-name="T5">8</text:span>-<text:span text:style-name="T4">3</text:span>: Please confirm Domain name [test.system]? </text:p>
      <text:p text:style-name="P20"><text:tab/><text:tab/><text:tab/>=&gt;[Enter]</text:p>
      <text:p text:style-name="P20"><text:tab/><text:tab/><text:span text:style-name="T5">8</text:span>-<text:span text:style-name="T4">4</text:span>: Please provide a realm name [TEST.SYSTEM]? </text:p>
      <text:p text:style-name="P20"><text:tab/><text:tab/><text:tab/>=&gt;[Enter]</text:p>
      <text:p text:style-name="P20"><text:tab/><text:tab/><text:span text:style-name="T5">8</text:span>-<text:span text:style-name="T4">5</text:span>: Directory manager password? </text:p>
      <text:p text:style-name="P20"><text:tab/><text:tab/><text:tab/>=&gt;&lt;give_a_password&gt;</text:p>
      <text:p text:style-name="P20"><text:tab/><text:tab/><text:tab/>example: admin@ipa</text:p>
      <text:p text:style-name="P20"><text:tab/><text:tab/><text:span text:style-name="T5">8</text:span>-<text:span text:style-name="T4">6</text:span>: IPA admin Password? </text:p>
      <text:p text:style-name="P20"><text:tab/><text:tab/><text:tab/>=&gt;&lt;give_a_password&gt;</text:p>
      <text:p text:style-name="P20"><text:tab/><text:tab/><text:tab/>example: admin@redhat</text:p>
      <text:p text:style-name="P20"><text:tab/><text:tab/><text:span text:style-name="T5">8</text:span>-<text:span text:style-name="T4">7</text:span>: Do you want to configure <text:s/>DNS <text:span text:style-name="T4">Forwarders</text:span>? </text:p>
      <text:p text:style-name="P20"><text:tab/><text:tab/><text:tab/>=&gt;yes</text:p>
      <text:p text:style-name="P21"><text:tab/><text:tab/><text:span text:style-name="T5">8</text:span>-<text:span text:style-name="T4">8</text:span>: Do you want t<text:span text:style-name="T4">hese servers as</text:span> <text:s/>DNS <text:span text:style-name="T4">Forwarders</text:span>? </text:p>
      <text:p text:style-name="P20"><text:tab/><text:tab/><text:tab/>=&gt;yes</text:p>
      <text:p text:style-name="P20"><text:tab/><text:tab/><text:span text:style-name="T5">8</text:span>-<text:span text:style-name="T4">9</text:span>: Do you want to <text:span text:style-name="T4">search for missing reverse zone</text:span>? </text:p>
      <text:p text:style-name="P20"><text:tab/><text:tab/><text:tab/>=&gt;<text:span text:style-name="T4">no</text:span><text:tab/></text:p>
      <text:p text:style-name="P21"><text:tab/><text:tab/><text:span text:style-name="T5">8</text:span>-<text:span text:style-name="T4">10</text:span>: <text:span text:style-name="T4">Continue to configure the system with these values</text:span>? </text:p>
      <text:p text:style-name="P21"><text:tab/><text:tab/><text:tab/>=&gt;<text:span text:style-name="T4">yes</text:span></text:p>
      <text:p text:style-name="P20"/>
      <text:p text:style-name="P6">step<text:span text:style-name="T5">9</text:span>: <text:span text:style-name="T5">Configure users Home Directory and firewall</text:span></text:p>
      <text:p text:style-name="P6"/>
      <text:p text:style-name="P15">[server]</text:p>
      <text:p text:style-name="P18"><text:soft-page-break/><text:span text:style-name="T5">1) =&gt;authconfig –enablemkhomedir –update</text:span></text:p>
      <text:p text:style-name="P18"/>
      <text:p text:style-name="P18"/>
      <text:p text:style-name="P6">step<text:span text:style-name="T5">10</text:span>: <text:span text:style-name="T5">adding service to firewall</text:span></text:p>
      <text:p text:style-name="P6"/>
      <text:p text:style-name="P22">1) =&gt;firewall-cmd –premanent –add-service=’freeipa-ldap’</text:p>
      <text:p text:style-name="P22">2) =&gt; firewall-cmd –reload</text:p>
      <text:p text:style-name="P22"/>
      <text:p text:style-name="P6">step<text:span text:style-name="T5">11</text:span>: <text:span text:style-name="T5">checking if everything running</text:span></text:p>
      <text:p text:style-name="P6"/>
      <text:p text:style-name="P22">1)=&gt;ipactl status</text:p>
      <text:p text:style-name="P22"/>
      <text:p text:style-name="P6">step<text:span text:style-name="T5">12</text:span>: <text:s/><text:span text:style-name="T5">initialize the admin user [varify weather the admin user get token from the kerberos]</text:span></text:p>
      <text:p text:style-name="P10">[server]</text:p>
      <text:p text:style-name="P22">1)=&gt; kinit admin</text:p>
      <text:p text:style-name="P22"><text:tab/>[password: <text:a xlink:type="simple" xlink:href="mailto:admin@redhat" text:style-name="Internet_20_link" text:visited-style-name="Visited_20_Internet_20_Link">admin@redhat</text:a>] [same password for installation during FreeIPA]</text:p>
      <text:p text:style-name="P22"><text:s/>2)=&gt; klist </text:p>
      <text:p text:style-name="P22"/>
      <text:p text:style-name="P22"/>
      <text:p text:style-name="P22"/>
      <text:p text:style-name="P7">step<text:span text:style-name="T5">13</text:span>: <text:s/><text:span text:style-name="T6">adding client to the domain</text:span></text:p>
      <text:p text:style-name="P11">[<text:span text:style-name="T6">client</text:span>]</text:p>
      <text:p text:style-name="P23">1)=&gt; <text:span text:style-name="T6">ipa-client-install –mkfomedir –server=ipa.test.system –domain test.system –realm TEST.SYSTEM –force-ntp –ssh-trust-dns</text:span></text:p>
      <text:p text:style-name="P23"/>
      <text:p text:style-name="P23"><text:tab/></text:p>
      <text:p text:style-name="P23"/>
      <text:p text:style-name="P23"/>
      <text:p text:style-name="P23"/>
      <text:p text:style-name="P23"/>
      <text:p text:style-name="P23"><text:soft-page-break/><text:span text:style-name="T6"><text:tab/>13-1:</text:span></text:p>
      <text:p text:style-name="P23"><text:tab/><text:tab/><text:span text:style-name="T6">Proceed with fixed values and no DNS discovcery?</text:span></text:p>
      <text:p text:style-name="P24"><text:tab/><text:tab/>=&gt;yes</text:p>
      <text:p text:style-name="P24"><text:tab/>13-2:</text:p>
      <text:p text:style-name="P24"><text:tab/><text:tab/>Continue to configure the system with these values?</text:p>
      <text:p text:style-name="P24"><text:tab/><text:tab/>=&gt;yes</text:p>
      <text:p text:style-name="P23"/>
      <text:p text:style-name="P23"><text:tab/> </text:p>
      <text:p text:style-name="P7">step<text:span text:style-name="T5">14</text:span>: <text:s/><text:span text:style-name="T6">logout the server and login with admin domain</text:span></text:p>
      <text:p text:style-name="P11">[<text:span text:style-name="T6">server</text:span>]</text:p>
      <text:p text:style-name="P11"/>
      <text:p text:style-name="P23"><text:tab/><text:span text:style-name="T6">username: </text:span><text:a xlink:type="simple" xlink:href="mailto:admin@test.system" text:style-name="Internet_20_link" text:visited-style-name="Visited_20_Internet_20_Link"><text:span text:style-name="T6">admin@test.system</text:span></text:a></text:p>
      <text:p text:style-name="P23"><text:tab/><text:span text:style-name="T6">password: </text:span><text:a xlink:type="simple" xlink:href="mailto:admin@redhat" text:style-name="Internet_20_link" text:visited-style-name="Visited_20_Internet_20_Link"><text:span text:style-name="T6">admin@redhat</text:span></text:a><text:span text:style-name="T6"> /&lt;admin_password&gt;</text:span></text:p>
      <text:p text:style-name="P23"><text:tab/></text:p>
      <text:p text:style-name="P8">step<text:span text:style-name="T5">15</text:span>: <text:span text:style-name="T7">check the user</text:span> <text:s/></text:p>
      <text:p text:style-name="P12">[<text:span text:style-name="T6">server</text:span>]</text:p>
      <text:p text:style-name="P12"/>
      <text:p text:style-name="P25">=&gt;whoami</text:p>
      <text:p text:style-name="P25"/>
      <text:p text:style-name="P8">step<text:span text:style-name="T5">16</text:span>: <text:span text:style-name="T7">Go to the administration page </text:span></text:p>
      <text:p text:style-name="P12">[<text:span text:style-name="T6">server</text:span>]</text:p>
      <text:p text:style-name="P12"/>
      <text:p text:style-name="P13">[go to web browser to url “<text:a xlink:type="simple" xlink:href="http://ipa.test.system/" text:style-name="Internet_20_link" text:visited-style-name="Visited_20_Internet_20_Link">http://ipa.test.system</text:a>”]</text:p>
      <text:p text:style-name="P13"/>
      <text:p text:style-name="P13"/>
      <text:p text:style-name="P8">step<text:span text:style-name="T5">16</text:span>: <text:span text:style-name="T7">create a user in the administrationpage</text:span></text:p>
      <text:p text:style-name="P12">[<text:span text:style-name="T6">server</text:span>]</text:p>
      <text:p text:style-name="P12"/>
      <text:p text:style-name="P13">username: <text:span text:style-name="T2">&lt;give a username&gt; / ex: ipa1</text:span></text:p>
      <text:p text:style-name="P13">Firstname: <text:span text:style-name="T2">ipa</text:span></text:p>
      <text:p text:style-name="P13">lastname <text:s/>: <text:span text:style-name="T2">user1</text:span></text:p>
      <text:p text:style-name="P13">password : <text:span text:style-name="T2">&lt;give_password&gt; /ex: redhat@ipa1</text:span></text:p>
      <text:p text:style-name="P8"><text:soft-page-break/>step<text:span text:style-name="T5">16</text:span>: <text:span text:style-name="T7">go to the client machine and login with new user credential </text:span></text:p>
      <text:p text:style-name="P8"/>
      <text:p text:style-name="P19"><text:tab/><text:span text:style-name="T7">username: &lt;username&gt; ex:ipa1</text:span></text:p>
      <text:p text:style-name="P19"><text:tab/><text:span text:style-name="T7">password: &lt;password_for_the_user&gt; ex:redhat@ipa1</text:span></text:p>
      <text:p text:style-name="P25"/>
      <text:p text:style-name="P25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07:25:22.057852799</meta:creation-date>
    <meta:generator>LibreOffice/6.2.5.2$Linux_X86_64 LibreOffice_project/20$Build-2</meta:generator>
    <dc:date>2019-08-05T10:15:47.060295035</dc:date>
    <meta:editing-duration>PT11M41S</meta:editing-duration>
    <meta:editing-cycles>2</meta:editing-cycles>
    <meta:document-statistic meta:table-count="0" meta:image-count="0" meta:object-count="0" meta:page-count="6" meta:paragraph-count="101" meta:word-count="426" meta:character-count="3092" meta:non-whitespace-character-count="2651"/>
  </office:meta>
</office:document-meta>
</file>